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OMPETENCE</text:p>
      <text:p text:style-name="P1"/>
      <text:p text:style-name="P2"/>
      <text:p text:style-name="P2">Droit affichage pour l'utilisateur (quel service ?)=</text:p>
      <text:list xml:id="list826376533" text:style-name="L1"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</text:list>
      <text:p text:style-name="P2"/>
      <text:p text:style-name="P2">Droit affichage pour l'administrateur =</text:p>
      <text:list xml:id="list457024859" text:style-name="L2">
        <text:list-item>
          <text:p text:style-name="P4"/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0:25:36</meta:creation-date>
    <dc:date>2013-09-10T10:28:50</dc:date>
    <meta:editing-duration>P0D</meta:editing-duration>
    <meta:editing-cycles>1</meta:editing-cycles>
    <meta:document-statistic meta:table-count="0" meta:image-count="0" meta:object-count="0" meta:page-count="1" meta:paragraph-count="3" meta:word-count="13" meta:character-count="102" meta:non-whitespace-character-count="92"/>
    <meta:generator>LibreOffice/3.5$Linux_x86 LibreOffice_project/350m1$Build-2</meta:generator>
  </office:meta>
</office:document-meta>
</file>